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3pt" fo:font-style="italic" style:font-size-asian="13pt" style:font-style-asian="italic" style:font-size-complex="13pt" style:font-style-complex="italic"/>
    </style:style>
    <style:style style:name="T1" style:family="text">
      <style:text-properties officeooo:rsid="0002c453"/>
    </style:style>
    <style:style style:name="T2" style:family="text">
      <style:text-properties officeooo:rsid="0003c0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tober 20, 2019</text:p>
      <text:p text:style-name="P1"/>
      <text:p text:style-name="P1">Hello sweetie,</text:p>
      <text:p text:style-name="P1"/>
      <text:p text:style-name="P1">How are you doing today? I did receive your letter and I was very happy to hear from you once again.</text:p>
      <text:p text:style-name="P1"/>
      <text:p text:style-name="P1">I want to first say that I am not disappointed in you about anything. <text:s/>I will always love you and you will always have my heart and love. <text:s/>I understand the situation that you’re in and I am aware how sit can pop out at the drop of a word. <text:s/>So I am just happy that you are safe and unharmed. <text:s/>Please continue to be safe for me and...I guess for the others!! (smile). <text:s/>Everyone knows that you’re my baby so it is known for them to not fuck with you.</text:p>
      <text:p text:style-name="P1"/>
      <text:p text:style-name="P1">I did <text:span text:style-name="T2">delivered</text:span> the message to Angela, David’s mother. <text:s/>She did respond and mentioned that she was upset with you for getting in trouble. <text:s/>I quickly let her know that until she has walked in your shoes, then she needs to not judge any situation until she has walked the walk. <text:s/>I explained to her how shit is on the inside and it is not, most time...ever a pleasant <text:span text:style-name="T1">environment.</text:span> <text:s/><text:span text:style-name="T1">Things are much different inside than on the outside. <text:s/>Situations occur that has to be handle accordingly. <text:s/></text:span></text:p>
      <text:p text:style-name="P1"/>
      <text:p text:style-name="P1">I am very anxious to see you. <text:s/>Your mother is so exciting to see her baby. <text:s/>She was on the road with Jimmy coming to see you. <text:s/>She is ready and it is so special seeing her express her need and desire to see her son. <text:s/>I like that.</text:p>
      <text:p text:style-name="P1"/>
      <text:p text:style-name="P1">I am doing okay. <text:s/>Just working a lot and looking for the day when I don’t have to work as much. <text:s/></text:p>
      <text:p text:style-name="P1"/>
      <text:p text:style-name="P1">I have not heard anything concerning your case but I have Jimmy on it and he contacted the FBOP raising hell about your situation. <text:s/>I guess I should have mentioned to him how useless it is to contact FBOP because they have no control over what other jurisdictions do concerning warrants. <text:span text:style-name="T2">We need to find out if there is a limit for certain charges and I need to see the charges if there are any.</text:span> </text:p>
      <text:p text:style-name="P1"/>
      <text:p text:style-name="P1">I sey… keep fighting for your freedom. <text:s/>If you were not involved, don’t admit to anything. <text:s/>Okay.</text:p>
      <text:p text:style-name="P1"/>
      <text:p text:style-name="P1">I love you and I am sleepy now. <text:s/>I will write again this week. <text:s/>What are you doing with your time while in the shu? <text:s/>When I was in there, I read every book <text:soft-page-break/>that I can get my hands on. <text:s/>Reading allows you <text:s/>to be in another world while coping with your physical environment.</text:p>
      <text:p text:style-name="P1">So stay safe and call when you can.</text:p>
      <text:p text:style-name="P1"/>
      <text:p text:style-name="P1">I put a little something in your account. <text:s/>Call when you can. <text:s/>I love you Jerrod and don’t you get weak on me. <text:s/>Stay strong!! </text:p>
      <text:p text:style-name="P1">Are you gonna stay on the compound after your time in the shu is up? <text:s/>I don’t want you on the compound with that boy.</text:p>
      <text:p text:style-name="P1"/>
      <text:p text:style-name="P1">Always, </text:p>
      <text:p text:style-name="P1"/>
      <text:p text:style-name="P1">Mischelle (mom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1:26:43.284149165</meta:creation-date>
    <meta:print-date>2019-10-20T22:01:03.865825279</meta:print-date>
    <dc:date>2019-10-20T22:02:09.122145452</dc:date>
    <meta:editing-duration>PT2M14S</meta:editing-duration>
    <meta:editing-cycles>1</meta:editing-cycles>
    <meta:document-statistic meta:table-count="0" meta:image-count="0" meta:object-count="0" meta:page-count="2" meta:paragraph-count="15" meta:word-count="482" meta:character-count="2456" meta:non-whitespace-character-count="1955"/>
    <meta:generator>LibreOffice/6.0.7.3$Linux_X86_64 LibreOffice_project/00m0$Build-3</meta:generator>
  </office:meta>
</office:document-meta>
</file>